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6e8d" officeooo:paragraph-rsid="00146e8d"/>
    </style:style>
    <style:style style:name="P2" style:family="paragraph" style:parent-style-name="Standard">
      <style:paragraph-properties fo:text-align="start" style:justify-single-word="false"/>
      <style:text-properties officeooo:rsid="00146e8d" officeooo:paragraph-rsid="00146e8d"/>
    </style:style>
    <style:style style:name="P3" style:family="paragraph" style:parent-style-name="Standard">
      <style:paragraph-properties fo:text-align="start" style:justify-single-word="false"/>
      <style:text-properties officeooo:paragraph-rsid="00146e8d"/>
    </style:style>
    <style:style style:name="P4" style:family="paragraph" style:parent-style-name="Standard">
      <style:paragraph-properties fo:text-align="start" style:justify-single-word="false"/>
      <style:text-properties fo:font-size="10pt" officeooo:rsid="00146e8d" officeooo:paragraph-rsid="00146e8d" style:font-size-asian="10pt" style:font-size-complex="10pt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0pt" officeooo:rsid="00146e8d" style:font-size-asian="10pt" style:font-size-complex="10pt"/>
    </style:style>
    <style:style style:name="T3" style:family="text">
      <style:text-properties style:font-name="sans-serif" fo:font-size="10pt" officeooo:rsid="00146e8d" fo:background-color="#ffffff" loext:char-shading-value="0" style:font-size-asian="10pt" style:font-size-complex="10pt"/>
    </style:style>
    <style:style style:name="T4" style:family="text">
      <style:text-properties style:font-name="sans-serif" fo:font-size="10pt" fo:background-color="#ffffff" loext:char-shading-value="0" style:font-size-asian="10pt" style:font-size-complex="10pt"/>
    </style:style>
    <style:style style:name="T5" style:family="text">
      <style:text-properties fo:font-variant="normal" fo:text-transform="none" fo:color="#000000" loext:opacity="100%" style:font-name="sans-serif" fo:font-size="10pt" fo:letter-spacing="normal" fo:font-style="normal" fo:font-weight="normal" officeooo:rsid="00146e8d" fo:background-color="#ffffff" loext:char-shading-value="0" style:font-size-asian="10pt" style:font-size-complex="10pt"/>
    </style:style>
    <style:style style:name="T6" style:family="text">
      <style:text-properties fo:font-variant="normal" fo:text-transform="none" fo:color="#000000" loext:opacity="100%" fo:font-size="9pt" fo:letter-spacing="normal" fo:font-style="normal" fo:font-weight="normal" style:font-size-asian="9pt" style:font-size-complex="9pt"/>
    </style:style>
    <style:style style:name="T7" style:family="text">
      <style:text-properties fo:font-variant="normal" fo:text-transform="none" fo:color="#000000" loext:opacity="100%" fo:font-size="9pt" fo:letter-spacing="normal" fo:font-style="normal" fo:font-weight="normal" officeooo:rsid="00146e8d" style:font-size-asian="9pt" style:font-size-complex="9pt"/>
    </style:style>
    <style:style style:name="T8" style:family="text">
      <style:text-properties fo:font-variant="normal" fo:text-transform="none" fo:color="#000000" loext:opacity="100%" fo:font-size="10pt" fo:letter-spacing="normal" fo:font-style="normal" fo:font-weight="normal" fo:background-color="#ffffff" loext:char-shading-value="0" style:font-size-asian="10pt" style:font-size-complex="10pt"/>
    </style:style>
    <style:style style:name="T9" style:family="text">
      <style:text-properties fo:font-variant="normal" fo:text-transform="none" fo:color="#000000" loext:opacity="100%" fo:font-size="10pt" fo:letter-spacing="normal" fo:font-style="normal" fo:font-weight="normal" officeooo:rsid="00146e8d" fo:background-color="#ffffff" loext:char-shading-value="0" style:font-size-asian="10pt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9846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C134 Study Guide </text:p>
      <text:p text:style-name="P4"><text:span text:style-name="T1">1. Definitions for each of these terms mean: Primary key, foreign key, unique key, not null, </text:span></text:p>
      <text:p text:style-name="P3"><text:span text:style-name="T2">check constraint </text:span><text:span text:style-name="Strong_20_Emphasis"><text:span text:style-name="T6">Primary Key</text:span></text:span><text:span text:style-name="T6">: A column (or set of columns) </text:span><text:span text:style-name="T7">i</text:span><text:span text:style-name="T6">n a table that uniquely identifies each row. It must be unique and cannot contain NULL values. </text:span><text:span text:style-name="Strong_20_Emphasis"><text:span text:style-name="T6">Foreign Key</text:span></text:span><text:span text:style-name="T6">: A column (or set of columns) that creates a relationship between two tables. It references the primary key of another table to ensure referential integrity.</text:span><text:span text:style-name="Strong_20_Emphasis"><text:span text:style-name="T6">Unique Key</text:span></text:span><text:span text:style-name="T6">: A constraint that ensures all values in a column are distinct. Unlike the primary key, a table can have multiple unique keys, and they can contain NULL values. </text:span><text:span text:style-name="Strong_20_Emphasis"><text:span text:style-name="T6">Not Null</text:span></text:span><text:span text:style-name="T6">: A constraint that ensures a column cannot have NULL values, meaning it must always have a value. </text:span><text:span text:style-name="Strong_20_Emphasis"><text:span text:style-name="T6">Check Constraint</text:span></text:span><text:span text:style-name="T6">: A condition specified for a column that must be satisfied for all values in that column, used to enforce specific <text:s/>rules on data values.</text:span></text:p>
      <text:p text:style-name="P3"><text:span text:style-name="T2">2. </text:span><text:span text:style-name="T4">Put together a database design using ER diagrams for the following problem<text:line-break/>We want to keep an inventory of authors and the books they have written</text:span><text:span text:style-name="T3"> </text:span><text:span text:style-name="T5">ER Diagram Representation:</text:span><text:span text:style-name="T8">Draw </text:span><text:span text:style-name="Strong_20_Emphasis"><text:span text:style-name="T8">two rectangles</text:span></text:span><text:span text:style-name="T8"> labeled "Author" and "Book".</text:span><text:span text:style-name="T9">I </text:span><text:span text:style-name="T8">nside "Author", include attributes: </text:span><text:span text:style-name="Source_20_Text"><text:span text:style-name="T8">AuthorID</text:span></text:span><text:span text:style-name="T8"> (PK), </text:span><text:span text:style-name="Source_20_Text"><text:span text:style-name="T8">Name</text:span></text:span><text:span text:style-name="T8">, </text:span><text:span text:style-name="Source_20_Text"><text:span text:style-name="T8">DateOfBirth</text:span></text:span><text:span text:style-name="T8">, </text:span><text:span text:style-name="Source_20_Text"><text:span text:style-name="T8">Nationality</text:span></text:span><text:span text:style-name="T8">. </text:span><text:span text:style-name="T9">I</text:span><text:span text:style-name="T8">nside "Book", include attributes: </text:span><text:span text:style-name="Source_20_Text"><text:span text:style-name="T8">BookID</text:span></text:span><text:span text:style-name="T8"> (PK), </text:span><text:span text:style-name="Source_20_Text"><text:span text:style-name="T8">Title</text:span></text:span><text:span text:style-name="T8">, </text:span><text:span text:style-name="Source_20_Text"><text:span text:style-name="T8">Genre</text:span></text:span><text:span text:style-name="T8">, </text:span><text:span text:style-name="Source_20_Text"><text:span text:style-name="T8">PublishedYear</text:span></text:span><text:span text:style-name="T8">, </text:span><text:span text:style-name="Source_20_Text"><text:span text:style-name="T8">ISBN </text:span></text:span><text:span text:style-name="T8">Draw a </text:span><text:span text:style-name="Strong_20_Emphasis"><text:span text:style-name="T8">diamond</text:span></text:span><text:span text:style-name="T8"> labeled "Writes between "Author" and "Book".Add </text:span><text:span text:style-name="Strong_20_Emphasis"><text:span text:style-name="T8">lines</text:span></text:span><text:span text:style-name="T8"> to indicate the relationships. </text:span><text:span text:style-name="Strong_20_Emphasis"><text:span text:style-name="T8">One-to-Many</text:span></text:span><text:span text:style-name="T8"> from "Author" to "Book" (an author can write multiple books). </text:span><text:span text:style-name="Strong_20_Emphasis"><text:span text:style-name="T8">Many-to-One</text:span></text:span><text:span text:style-name="T8"> from "Book" to "Author" (a book is written by one author).</text:span></text:p>
      <text:p text:style-name="P2"><text:span text:style-name="T8">3. CREATE TABLE patient ( SSN VARCHAR(20), <text:s/>LNAME VARCHAR(50), FNAME VARCHAR(50) ); end line ALTER TABLE patient End line ADD CONSTRAINT pk_ssn PRIMARY KEY (SSN);); end line ALTER TABLE patient end line ADD CONSTRAINT unique_lname_fname UNIQUE (LNAME, FNAME); end line ALTER TABLE patient end line ADD CONSTRAINT unique_lname_fname UNIQUE (LNAME, FNAME); end line ALTER TABLE patient end line ADD salary VARCHAR(20) NOT NULL; end line ALTER TABLE patient end line MODIFY salary DECIMAL(10, 2); end line ALTER TABLE patient end line ADD dob DATE; end line </text:span></text:p>
      <text:p text:style-name="P3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1:19:12.295031735</meta:creation-date>
    <dc:date>2024-09-30T11:45:00.219821342</dc:date>
    <meta:editing-duration>PT25M48S</meta:editing-duration>
    <meta:editing-cycles>1</meta:editing-cycles>
    <meta:document-statistic meta:table-count="0" meta:image-count="0" meta:object-count="0" meta:page-count="1" meta:paragraph-count="5" meta:word-count="325" meta:character-count="2059" meta:non-whitespace-character-count="1734"/>
    <meta:generator>LibreOffice/7.6.7.2$Linux_X86_64 LibreOffice_project/60$Build-2</meta:generator>
  </office:meta>
</office:document-meta>
</file>